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89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03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11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21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5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6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7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9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07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1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9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3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4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4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5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6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6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8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9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9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9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97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01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0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0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1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2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21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23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25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2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2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32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33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3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3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3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52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5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71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8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85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91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9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9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0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0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09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1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1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1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22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32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3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3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3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9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40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41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49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5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7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72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3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4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5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3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84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5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9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9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96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00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0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0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0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1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12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1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19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27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28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3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31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41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42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5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5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5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56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61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65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6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73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7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7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7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8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8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8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83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9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8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30T11:52:28.757851207</dc:date>
    <meta:editing-duration>P110DT18H18M35S</meta:editing-duration>
    <meta:editing-cycles>1898</meta:editing-cycles>
    <meta:generator>LibreOffice/7.3.7.2$Linux_X86_64 LibreOffice_project/30$Build-2</meta:generator>
    <dc:creator>James Petts</dc:creator>
    <meta:document-statistic meta:table-count="3" meta:cell-count="6096" meta:object-count="0"/>
  </office:meta>
</office:document-meta>
</file>